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ar" style:country-asian="SA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Liberation Serif" fo:font-size="11pt" style:font-size-asian="11pt" style:font-size-complex="11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ar" style:country-asian="SA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name-complex="DejaVu Sans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ar" style:country-asian="SA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erif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name-complex="DejaVu Sans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ext-properties style:font-name="Liberation Serif" fo:font-size="11pt" style:text-underline-style="none" style:font-size-asian="11pt" style:font-size-complex="11pt"/>
    </style:style>
    <style:style style:name="ce20" style:family="table-cell" style:parent-style-name="Default" style:data-style-name="N122">
      <style:text-properties style:font-name="Liberation Serif" fo:font-size="11pt" style:font-size-asian="11pt" style:font-size-complex="11pt"/>
    </style:style>
    <style:style style:name="T1" style:family="text">
      <style:text-properties fo:color="#000000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-asian="Courier New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2" table:default-cell-style-name="ce13"/>
        <table:table-column table:style-name="co2" table:default-cell-style-name="ce17"/>
        <table:table-column table:style-name="co2" table:default-cell-style-name="ce1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8" office:value-type="string" calcext:value-type="string">
            <text:p>Nº de</text:p>
            <text:p>Componentes</text:p>
          </table:table-cell>
          <table:table-cell table:style-name="ce12" office:value-type="string" calcext:value-type="string">
            <text:p>T. secuencial </text:p>
            <text:p>Vect. Globales</text:p>
            <text:p>1 thread/core</text:p>
          </table:table-cell>
          <table:table-cell table:style-name="ce14" office:value-type="string" calcext:value-type="string">
            <text:p><text:span text:style-name="T1">T. paralelo</text:span></text:p>
            <text:p><text:span text:style-name="T1"> (versión </text:span><text:span text:style-name="T2">for</text:span><text:span text:style-name="T1">)</text:span></text:p>
            <text:p><text:span text:style-name="T1">2 threads/cores</text:span></text:p>
          </table:table-cell>
          <table:table-cell table:style-name="ce18" office:value-type="string" calcext:value-type="string">
            <text:p><text:span text:style-name="T1">T. paralelo</text:span></text:p>
            <text:p><text:span text:style-name="T1"> (versión </text:span><text:span text:style-name="T2">sections)</text:span></text:p>
            <text:p><text:span text:style-name="T2">2 threads/cores </text:span></text:p>
          </table:table-cell>
        </table:table-row>
        <table:table-row table:style-name="ro3">
          <table:table-cell table:number-columns-repeated="2"/>
          <table:table-cell table:style-name="ce9" office:value-type="float" office:value="16384" calcext:value-type="float">
            <text:p>16384</text:p>
          </table:table-cell>
          <table:table-cell office:value-type="float" office:value="0.000635116" calcext:value-type="float">
            <text:p>0.000635116</text:p>
          </table:table-cell>
          <table:table-cell table:style-name="ce15" office:value-type="float" office:value="0.000714968" calcext:value-type="float">
            <text:p>0.000714968</text:p>
          </table:table-cell>
          <table:table-cell table:style-name="ce19" office:value-type="float" office:value="0.000471683" calcext:value-type="float">
            <text:p>0.000471683</text:p>
          </table:table-cell>
        </table:table-row>
        <table:table-row table:style-name="ro3">
          <table:table-cell table:number-columns-repeated="2"/>
          <table:table-cell table:formula="of:=[.C5]*2" office:value-type="float" office:value="32768" calcext:value-type="float">
            <text:p>32768</text:p>
          </table:table-cell>
          <table:table-cell office:value-type="float" office:value="0.000210137" calcext:value-type="float">
            <text:p>0.000210137</text:p>
          </table:table-cell>
          <table:table-cell table:style-name="ce16" office:value-type="float" office:value="0.001410038" calcext:value-type="float">
            <text:p>0.001410038</text:p>
          </table:table-cell>
          <table:table-cell table:style-name="ce20" office:value-type="float" office:value="0.000494671" calcext:value-type="float">
            <text:p>0.000494671</text:p>
          </table:table-cell>
        </table:table-row>
        <table:table-row table:style-name="ro3">
          <table:table-cell table:number-columns-repeated="2"/>
          <table:table-cell table:formula="of:=[.C6]*2" office:value-type="float" office:value="65536" calcext:value-type="float">
            <text:p>65536</text:p>
          </table:table-cell>
          <table:table-cell office:value-type="float" office:value="0.000253506" calcext:value-type="float">
            <text:p>0.000253506</text:p>
          </table:table-cell>
          <table:table-cell table:style-name="ce16" office:value-type="float" office:value="0.000689649" calcext:value-type="float">
            <text:p>0.000689649</text:p>
          </table:table-cell>
          <table:table-cell table:style-name="ce20" office:value-type="float" office:value="0.000847689" calcext:value-type="float">
            <text:p>0.000847689</text:p>
          </table:table-cell>
        </table:table-row>
        <table:table-row table:style-name="ro3">
          <table:table-cell table:number-columns-repeated="2"/>
          <table:table-cell table:formula="of:=[.C7]*2" office:value-type="float" office:value="131072" calcext:value-type="float">
            <text:p>131072</text:p>
          </table:table-cell>
          <table:table-cell office:value-type="float" office:value="0.000383991" calcext:value-type="float">
            <text:p>0.000383991</text:p>
          </table:table-cell>
          <table:table-cell table:style-name="ce16" office:value-type="float" office:value="0.001570792" calcext:value-type="float">
            <text:p>0.001570792</text:p>
          </table:table-cell>
          <table:table-cell table:style-name="ce20" office:value-type="float" office:value="0.000636097" calcext:value-type="float">
            <text:p>0.000636097</text:p>
          </table:table-cell>
        </table:table-row>
        <table:table-row table:style-name="ro3">
          <table:table-cell table:number-columns-repeated="2"/>
          <table:table-cell table:formula="of:=[.C8]*2" office:value-type="float" office:value="262144" calcext:value-type="float">
            <text:p>262144</text:p>
          </table:table-cell>
          <table:table-cell office:value-type="float" office:value="0.001378063" calcext:value-type="float">
            <text:p>0.001378063</text:p>
          </table:table-cell>
          <table:table-cell table:style-name="ce16" office:value-type="float" office:value="0.001222993" calcext:value-type="float">
            <text:p>0.001222993</text:p>
          </table:table-cell>
          <table:table-cell table:style-name="ce20" office:value-type="float" office:value="0.001517198" calcext:value-type="float">
            <text:p>0.001517198</text:p>
          </table:table-cell>
        </table:table-row>
        <table:table-row table:style-name="ro3">
          <table:table-cell table:number-columns-repeated="2"/>
          <table:table-cell table:formula="of:=[.C9]*2" office:value-type="float" office:value="524288" calcext:value-type="float">
            <text:p>524288</text:p>
          </table:table-cell>
          <table:table-cell office:value-type="float" office:value="0.001591422" calcext:value-type="float">
            <text:p>0.001591422</text:p>
          </table:table-cell>
          <table:table-cell table:style-name="ce16" office:value-type="float" office:value="0.001513234" calcext:value-type="float">
            <text:p>0.001513234</text:p>
          </table:table-cell>
          <table:table-cell table:style-name="ce20" office:value-type="float" office:value="0.001895328" calcext:value-type="float">
            <text:p>0.001895328</text:p>
          </table:table-cell>
        </table:table-row>
        <table:table-row table:style-name="ro3">
          <table:table-cell table:number-columns-repeated="2"/>
          <table:table-cell table:formula="of:=[.C10]*2" office:value-type="float" office:value="1048576" calcext:value-type="float">
            <text:p>1048576</text:p>
          </table:table-cell>
          <table:table-cell office:value-type="float" office:value="0.003372394" calcext:value-type="float">
            <text:p>0.003372394</text:p>
          </table:table-cell>
          <table:table-cell table:style-name="ce16" office:value-type="float" office:value="0.002679722" calcext:value-type="float">
            <text:p>0.002679722</text:p>
          </table:table-cell>
          <table:table-cell table:style-name="ce20" office:value-type="float" office:value="0.002730258" calcext:value-type="float">
            <text:p>0.002730258</text:p>
          </table:table-cell>
        </table:table-row>
        <table:table-row table:style-name="ro3">
          <table:table-cell table:number-columns-repeated="2"/>
          <table:table-cell table:formula="of:=[.C11]*2" office:value-type="float" office:value="2097152" calcext:value-type="float">
            <text:p>2097152</text:p>
          </table:table-cell>
          <table:table-cell office:value-type="float" office:value="0.008351292" calcext:value-type="float">
            <text:p>0.008351292</text:p>
          </table:table-cell>
          <table:table-cell table:style-name="ce16" office:value-type="float" office:value="0.007621834" calcext:value-type="float">
            <text:p>0.007621834</text:p>
          </table:table-cell>
          <table:table-cell table:style-name="ce20" office:value-type="float" office:value="0.00565696" calcext:value-type="float">
            <text:p>0.005656960</text:p>
          </table:table-cell>
        </table:table-row>
        <table:table-row table:style-name="ro3">
          <table:table-cell table:number-columns-repeated="2"/>
          <table:table-cell table:formula="of:=[.C12]*2" office:value-type="float" office:value="4194304" calcext:value-type="float">
            <text:p>4194304</text:p>
          </table:table-cell>
          <table:table-cell office:value-type="float" office:value="0.008640422" calcext:value-type="float">
            <text:p>0.008640422</text:p>
          </table:table-cell>
          <table:table-cell table:style-name="ce16" office:value-type="float" office:value="0.010073193" calcext:value-type="float">
            <text:p>0.010073193</text:p>
          </table:table-cell>
          <table:table-cell table:style-name="ce20" office:value-type="float" office:value="0.009818901" calcext:value-type="float">
            <text:p>0.009818901</text:p>
          </table:table-cell>
        </table:table-row>
        <table:table-row table:style-name="ro3">
          <table:table-cell table:number-columns-repeated="2"/>
          <table:table-cell table:formula="of:=[.C13]*2" office:value-type="float" office:value="8388608" calcext:value-type="float">
            <text:p>8388608</text:p>
          </table:table-cell>
          <table:table-cell office:value-type="float" office:value="0.016990711" calcext:value-type="float">
            <text:p>0.016990711</text:p>
          </table:table-cell>
          <table:table-cell table:style-name="ce16" office:value-type="float" office:value="0.022958051" calcext:value-type="float">
            <text:p>0.022958051</text:p>
          </table:table-cell>
          <table:table-cell table:style-name="ce20" office:value-type="float" office:value="0.018323672" calcext:value-type="float">
            <text:p>0.018323672</text:p>
          </table:table-cell>
        </table:table-row>
        <table:table-row table:style-name="ro3">
          <table:table-cell table:number-columns-repeated="2"/>
          <table:table-cell table:formula="of:=[.C14]*2" office:value-type="float" office:value="16777216" calcext:value-type="float">
            <text:p>16777216</text:p>
          </table:table-cell>
          <table:table-cell office:value-type="float" office:value="0.033171477" calcext:value-type="float">
            <text:p>0.033171477</text:p>
          </table:table-cell>
          <table:table-cell table:style-name="ce16" office:value-type="float" office:value="0.036140537" calcext:value-type="float">
            <text:p>0.036140537</text:p>
          </table:table-cell>
          <table:table-cell table:style-name="ce20" office:value-type="float" office:value="0.036901998" calcext:value-type="float">
            <text:p>0.036901998</text:p>
          </table:table-cell>
        </table:table-row>
        <table:table-row table:style-name="ro3">
          <table:table-cell table:number-columns-repeated="2"/>
          <table:table-cell table:formula="of:=[.C15]*2" office:value-type="float" office:value="33554432" calcext:value-type="float">
            <text:p>33554432</text:p>
          </table:table-cell>
          <table:table-cell office:value-type="float" office:value="0.062331649" calcext:value-type="float">
            <text:p>0.062331649</text:p>
          </table:table-cell>
          <table:table-cell office:value-type="float" office:value="0.071607872" calcext:value-type="float">
            <text:p>0.071607872</text:p>
          </table:table-cell>
          <table:table-cell table:style-name="ce20" office:value-type="float" office:value="0.068841583" calcext:value-type="float">
            <text:p>0.068841583</text:p>
          </table:table-cell>
        </table:table-row>
        <table:table-row table:style-name="ro3">
          <table:table-cell table:number-columns-repeated="2"/>
          <table:table-cell table:formula="of:=[.C16]*2" office:value-type="float" office:value="67108864" calcext:value-type="float">
            <text:p>67108864</text:p>
          </table:table-cell>
          <table:table-cell office:value-type="float" office:value="0.199839912" calcext:value-type="float">
            <text:p>0.199839912</text:p>
          </table:table-cell>
          <table:table-cell office:value-type="float" office:value="0.145291887" calcext:value-type="float">
            <text:p>0.145291887</text:p>
          </table:table-cell>
          <table:table-cell table:style-name="ce20" office:value-type="float" office:value="0.146019495" calcext:value-type="float">
            <text:p>0.146019495</text:p>
          </table:table-cell>
        </table:table-row>
        <table:table-row table:style-name="ro3">
          <table:table-cell table:number-columns-repeated="2"/>
          <table:table-cell table:style-name="ce11"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8" office:value-type="string" calcext:value-type="string">
            <text:p>Nº de</text:p>
            <text:p>Componentes</text:p>
          </table:table-cell>
          <table:table-cell table:style-name="ce12" office:value-type="string" calcext:value-type="string">
            <text:p>T. secuencial </text:p>
            <text:p>Vect. Globales</text:p>
            <text:p>1 thread/core</text:p>
          </table:table-cell>
          <table:table-cell table:style-name="ce14" office:value-type="string" calcext:value-type="string">
            <text:p><text:span text:style-name="T1">T. paralelo</text:span></text:p>
            <text:p><text:span text:style-name="T1"> (versión </text:span><text:span text:style-name="T2">for</text:span><text:span text:style-name="T1">)</text:span></text:p>
            <text:p><text:span text:style-name="T1">12 threads/cores</text:span></text:p>
          </table:table-cell>
          <table:table-cell table:style-name="ce18" office:value-type="string" calcext:value-type="string">
            <text:p><text:span text:style-name="T1">T. paralelo</text:span></text:p>
            <text:p><text:span text:style-name="T1"> (versión </text:span><text:span text:style-name="T2">sections)</text:span></text:p>
            <text:p><text:span text:style-name="T2">12 threads/cores </text:span></text:p>
          </table:table-cell>
        </table:table-row>
        <table:table-row table:style-name="ro3">
          <table:table-cell table:number-columns-repeated="2"/>
          <table:table-cell table:style-name="ce9" office:value-type="float" office:value="16384" calcext:value-type="float">
            <text:p>16384</text:p>
          </table:table-cell>
          <table:table-cell office:value-type="float" office:value="0.000429852" calcext:value-type="float">
            <text:p>0.000429852</text:p>
          </table:table-cell>
          <table:table-cell office:value-type="float" office:value="0.00113879" calcext:value-type="float">
            <text:p>0.001138790</text:p>
          </table:table-cell>
          <table:table-cell office:value-type="float" office:value="0.001881473" calcext:value-type="float">
            <text:p>0.001881473</text:p>
          </table:table-cell>
        </table:table-row>
        <table:table-row table:style-name="ro3">
          <table:table-cell table:number-columns-repeated="2"/>
          <table:table-cell table:formula="of:=[.C23]*2" office:value-type="float" office:value="32768" calcext:value-type="float">
            <text:p>32768</text:p>
          </table:table-cell>
          <table:table-cell office:value-type="float" office:value="0.000265312" calcext:value-type="float">
            <text:p>0.000265312</text:p>
          </table:table-cell>
          <table:table-cell office:value-type="float" office:value="0.000971534" calcext:value-type="float">
            <text:p>0.000971534</text:p>
          </table:table-cell>
          <table:table-cell office:value-type="float" office:value="0.001449351" calcext:value-type="float">
            <text:p>0.001449351</text:p>
          </table:table-cell>
        </table:table-row>
        <table:table-row table:style-name="ro3">
          <table:table-cell table:number-columns-repeated="2"/>
          <table:table-cell table:formula="of:=[.C24]*2" office:value-type="float" office:value="65536" calcext:value-type="float">
            <text:p>65536</text:p>
          </table:table-cell>
          <table:table-cell office:value-type="float" office:value="0.000350989" calcext:value-type="float">
            <text:p>0.000350989</text:p>
          </table:table-cell>
          <table:table-cell office:value-type="float" office:value="0.001076182" calcext:value-type="float">
            <text:p>0.001076182</text:p>
          </table:table-cell>
          <table:table-cell office:value-type="float" office:value="0.002127709" calcext:value-type="float">
            <text:p>0.002127709</text:p>
          </table:table-cell>
        </table:table-row>
        <table:table-row table:style-name="ro3">
          <table:table-cell table:number-columns-repeated="2"/>
          <table:table-cell table:formula="of:=[.C25]*2" office:value-type="float" office:value="131072" calcext:value-type="float">
            <text:p>131072</text:p>
          </table:table-cell>
          <table:table-cell office:value-type="float" office:value="0.00113173" calcext:value-type="float">
            <text:p>0.00113173</text:p>
          </table:table-cell>
          <table:table-cell office:value-type="float" office:value="0.001307608" calcext:value-type="float">
            <text:p>0.001307608</text:p>
          </table:table-cell>
          <table:table-cell office:value-type="float" office:value="0.003329625" calcext:value-type="float">
            <text:p>0.003329625</text:p>
          </table:table-cell>
        </table:table-row>
        <table:table-row table:style-name="ro3">
          <table:table-cell table:number-columns-repeated="2"/>
          <table:table-cell table:formula="of:=[.C26]*2" office:value-type="float" office:value="262144" calcext:value-type="float">
            <text:p>262144</text:p>
          </table:table-cell>
          <table:table-cell office:value-type="float" office:value="0.001204485" calcext:value-type="float">
            <text:p>0.001204485</text:p>
          </table:table-cell>
          <table:table-cell office:value-type="float" office:value="0.001584041" calcext:value-type="float">
            <text:p>0.001584041</text:p>
          </table:table-cell>
          <table:table-cell office:value-type="float" office:value="0.005030553" calcext:value-type="float">
            <text:p>0.005030553</text:p>
          </table:table-cell>
        </table:table-row>
        <table:table-row table:style-name="ro3">
          <table:table-cell table:number-columns-repeated="2"/>
          <table:table-cell table:formula="of:=[.C27]*2" office:value-type="float" office:value="524288" calcext:value-type="float">
            <text:p>524288</text:p>
          </table:table-cell>
          <table:table-cell office:value-type="float" office:value="0.002698951" calcext:value-type="float">
            <text:p>0.002698951</text:p>
          </table:table-cell>
          <table:table-cell office:value-type="float" office:value="0.002366032" calcext:value-type="float">
            <text:p>0.002366032</text:p>
          </table:table-cell>
          <table:table-cell office:value-type="float" office:value="0.009473459" calcext:value-type="float">
            <text:p>0.009473459</text:p>
          </table:table-cell>
        </table:table-row>
        <table:table-row table:style-name="ro3">
          <table:table-cell table:number-columns-repeated="2"/>
          <table:table-cell table:formula="of:=[.C28]*2" office:value-type="float" office:value="1048576" calcext:value-type="float">
            <text:p>1048576</text:p>
          </table:table-cell>
          <table:table-cell office:value-type="float" office:value="0.005767551" calcext:value-type="float">
            <text:p>0.005767551</text:p>
          </table:table-cell>
          <table:table-cell office:value-type="float" office:value="0.003646625" calcext:value-type="float">
            <text:p>0.003646625</text:p>
          </table:table-cell>
          <table:table-cell office:value-type="float" office:value="0.015388751" calcext:value-type="float">
            <text:p>0.015388751</text:p>
          </table:table-cell>
        </table:table-row>
        <table:table-row table:style-name="ro3">
          <table:table-cell table:number-columns-repeated="2"/>
          <table:table-cell table:formula="of:=[.C29]*2" office:value-type="float" office:value="2097152" calcext:value-type="float">
            <text:p>2097152</text:p>
          </table:table-cell>
          <table:table-cell office:value-type="float" office:value="0.010631061" calcext:value-type="float">
            <text:p>0.010631061</text:p>
          </table:table-cell>
          <table:table-cell office:value-type="float" office:value="0.004773756" calcext:value-type="float">
            <text:p>0.004773756</text:p>
          </table:table-cell>
          <table:table-cell office:value-type="float" office:value="0.025917484" calcext:value-type="float">
            <text:p>0.025917484</text:p>
          </table:table-cell>
        </table:table-row>
        <table:table-row table:style-name="ro3">
          <table:table-cell table:number-columns-repeated="2"/>
          <table:table-cell table:formula="of:=[.C30]*2" office:value-type="float" office:value="4194304" calcext:value-type="float">
            <text:p>4194304</text:p>
          </table:table-cell>
          <table:table-cell office:value-type="float" office:value="0.01915922" calcext:value-type="float">
            <text:p>0.01915922</text:p>
          </table:table-cell>
          <table:table-cell office:value-type="float" office:value="0.011095268" calcext:value-type="float">
            <text:p>0.011095268</text:p>
          </table:table-cell>
          <table:table-cell office:value-type="float" office:value="0.051959002" calcext:value-type="float">
            <text:p>0.051959002</text:p>
          </table:table-cell>
        </table:table-row>
        <table:table-row table:style-name="ro3">
          <table:table-cell table:number-columns-repeated="2"/>
          <table:table-cell table:formula="of:=[.C31]*2" office:value-type="float" office:value="8388608" calcext:value-type="float">
            <text:p>8388608</text:p>
          </table:table-cell>
          <table:table-cell office:value-type="float" office:value="0.036726446" calcext:value-type="float">
            <text:p>0.036726446</text:p>
          </table:table-cell>
          <table:table-cell office:value-type="float" office:value="0.018151679" calcext:value-type="float">
            <text:p>0.018151679</text:p>
          </table:table-cell>
          <table:table-cell office:value-type="float" office:value="0.097995573" calcext:value-type="float">
            <text:p>0.097995573</text:p>
          </table:table-cell>
        </table:table-row>
        <table:table-row table:style-name="ro3">
          <table:table-cell table:number-columns-repeated="2"/>
          <table:table-cell table:formula="of:=[.C32]*2" office:value-type="float" office:value="16777216" calcext:value-type="float">
            <text:p>16777216</text:p>
          </table:table-cell>
          <table:table-cell office:value-type="float" office:value="0.073386948" calcext:value-type="float">
            <text:p>0.073386948</text:p>
          </table:table-cell>
          <table:table-cell office:value-type="float" office:value="0.034357449" calcext:value-type="float">
            <text:p>0.034357449</text:p>
          </table:table-cell>
          <table:table-cell office:value-type="string" calcext:value-type="string">
            <text:p>Segmentation fault</text:p>
          </table:table-cell>
        </table:table-row>
        <table:table-row table:style-name="ro3">
          <table:table-cell table:number-columns-repeated="2"/>
          <table:table-cell table:formula="of:=[.C33]*2" office:value-type="float" office:value="33554432" calcext:value-type="float">
            <text:p>33554432</text:p>
          </table:table-cell>
          <table:table-cell office:value-type="float" office:value="0.145871697" calcext:value-type="float">
            <text:p>0.145871697</text:p>
          </table:table-cell>
          <table:table-cell office:value-type="float" office:value="0.075388644" calcext:value-type="float">
            <text:p>0.075388644</text:p>
          </table:table-cell>
          <table:table-cell office:value-type="string" calcext:value-type="string">
            <text:p>Segmentation fault</text:p>
          </table:table-cell>
        </table:table-row>
        <table:table-row table:style-name="ro3">
          <table:table-cell table:number-columns-repeated="2"/>
          <table:table-cell table:formula="of:=[.C34]*2" office:value-type="float" office:value="67108864" calcext:value-type="float">
            <text:p>67108864</text:p>
          </table:table-cell>
          <table:table-cell office:value-type="float" office:value="0.273920916" calcext:value-type="float">
            <text:p>0.273920916</text:p>
          </table:table-cell>
          <table:table-cell office:value-type="float" office:value="0.143431236" calcext:value-type="float">
            <text:p>0.143431236</text:p>
          </table:table-cell>
          <table:table-cell office:value-type="string" calcext:value-type="string">
            <text:p>Segmentation 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55:59.0416865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9:42:54.018128494</meta:creation-date>
    <dc:date>2019-03-27T17:34:01.561966939</dc:date>
    <meta:editing-duration>PT16M28S</meta:editing-duration>
    <meta:editing-cycles>3</meta:editing-cycles>
    <meta:generator>LibreOffice/6.1.5.2$Linux_X86_64 LibreOffice_project/10$Build-2</meta:generator>
    <meta:document-statistic meta:table-count="1" meta:cell-count="112" meta:object-count="0"/>
  </office:meta>
</office:document-meta>
</file>